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1.959cm"/>
    </style:style>
    <style:style style:name="pr8" style:family="presentation" style:parent-style-name="lyt-bluelinesgrad-outline1">
      <style:graphic-properties fo:min-height="12.229cm"/>
    </style:style>
    <style:style style:name="pr9" style:family="presentation" style:parent-style-name="lyt-bluelinesgrad-outline1">
      <style:graphic-properties fo:min-height="14.231cm"/>
    </style:style>
    <style:style style:name="pr10" style:family="presentation" style:parent-style-name="lyt-bluelinesgrad-outline1">
      <style:graphic-properties fo:min-height="13.2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Albany" style:font-family-generic="swiss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style:style style:name="T3" style:family="text">
      <style:text-properties fo:color="#ffff99"/>
    </style:style>
    <style:style style:name="T4" style:family="text">
      <style:text-properties fo:font-family="'Courier New'" style:font-family-generic="modern" style:font-pitch="variable"/>
    </style:style>
    <style:style style:name="T5" style:family="text">
      <style:text-properties fo:font-family="Albany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Kubernetes Introduction<text:line-break/><text:span text:style-name="T1">by: Warren Hodgkinson</text:span></text:p>
          </draw:text-box>
        </draw:frame>
        <draw:frame presentation:style-name="pr2" draw:text-style-name="P2" draw:layer="layout" svg:width="25.199cm" svg:height="13.615cm" svg:x="1.4cm" svg:y="6.013cm" presentation:class="outline" presentation:user-transformed="true">
          <draw:text-box>
            <text:list text:style-name="L2">
              <text:list-item>
                <text:p>Goals</text:p>
              </text:list-item>
              <text:list-item>
                <text:p><text:span text:style-name="T2">What is Kubernetes (k8s for short)?</text:span></text:p>
              </text:list-item>
              <text:list-item>
                <text:p><text:span text:style-name="T2">K8S Resources</text:span></text:p>
              </text:list-item>
              <text:list-item>
                <text:p><text:span text:style-name="T2">Connecting to K8S</text:span></text:p>
              </text:list-item>
              <text:list-item>
                <text:p><text:span text:style-name="T3">Create and inspect a cluster</text:span></text:p>
              </text:list-item>
              <text:list-item>
                <text:p><text:span text:style-name="T3">Deployments</text:span></text:p>
              </text:list-item>
              <text:list-item>
                <text:p><text:span text:style-name="T3">Cloud Registry (optional)</text:span></text:p>
              </text:list-item>
              <text:list-item>
                <text:p><text:span text:style-name="T3">MyApp – zero downtime upgra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Goal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High-level management of containers</text:p>
                <text:list>
                  <text:list-item>
                    <text:p>Run on multiple nodes</text:p>
                  </text:list-item>
                  <text:list-item>
                    <text:p>Orchestrate rollouts, upgrades, etc</text:p>
                  </text:list-item>
                  <text:list-item>
                    <text:p>Role-based authentication</text:p>
                  </text:list-item>
                  <text:list-item>
                    <text:p>Namespaces</text:p>
                  </text:list-item>
                  <text:list-item>
                    <text:p>Declarativ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Control Plane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API: receives instructions</text:p>
              </text:list-item>
              <text:list-item>
                <text:p>Etcd: stores state of resources</text:p>
              </text:list-item>
              <text:list-item>
                <text:p>Cloud Controller Manager: configures cloud</text:p>
              </text:list-item>
              <text:list-item>
                <text:p>Scheduler: decides where pods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All Node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Kubelet</text:p>
                <text:list>
                  <text:list-item>
                    <text:p>runs pods in the local container system</text:p>
                  </text:list-item>
                </text:list>
              </text:list-item>
              <text:list-item>
                <text:p>KubeProxy</text:p>
                <text:list>
                  <text:list-item>
                    <text:p>Monitors changes to services, and their corresponding 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K8S Resource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Nodes</text:p>
              </text:list-item>
              <text:list-item>
                <text:p>Deployments, Statefulsets, Daemonsets and Pods</text:p>
              </text:list-item>
              <text:list-item>
                <text:p>Services</text:p>
              </text:list-item>
              <text:list-item>
                <text:p>Configmaps &amp; Secrets</text:p>
              </text:list-item>
              <text:list-item>
                <text:p>Custom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Connecting to K8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Kubeconfig file – specifies credentials to API</text:p>
                <text:list>
                  <text:list-item>
                    <text:p>List of clusters</text:p>
                  </text:list-item>
                  <text:list-item>
                    <text:p>List of users</text:p>
                  </text:list-item>
                  <text:list-item>
                    <text:p>List of contexts – user +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Create Cluster</text:p>
          </draw:text-box>
        </draw:frame>
        <draw:frame presentation:style-name="pr7" draw:layer="layout" svg:width="25.199cm" svg:height="11.959cm" svg:x="1.4cm" svg:y="6.013cm" presentation:class="outline" presentation:user-transformed="true">
          <draw:text-box>
            <text:list text:style-name="L2">
              <text:list-item>
                <text:p>We use Kubernetes in Docker for this workshop</text:p>
              </text:list-item>
              <text:list-item>
                <text:p>Setup simple cluster or use config file</text:p>
                <text:list>
                  <text:list-item>
                    <text:p><text:span text:style-name="T4">kind create cluster --name mit</text:span></text:p>
                  </text:list-item>
                  <text:list-item>
                    <text:p><text:span text:style-name="T4">kind create cluster --config kind.yaml --name mit</text:span></text:p>
                  </text:list-item>
                </text:list>
              </text:list-item>
              <text:list-item>
                <text:p><text:span text:style-name="T5">This installs the k8s apps in Docker, and gives kubelet access to Docker so it can run pods</text:span></text:p>
              </text:list-item>
              <text:list-item>
                <text:p><text:span text:style-name="T5">Adds a context to communicate with this clu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Inspect Cluster</text:p>
          </draw:text-box>
        </draw:frame>
        <draw:frame presentation:style-name="pr8" draw:text-style-name="P5" draw:layer="layout" svg:width="25.199cm" svg:height="12.229cm" svg:x="1.4cm" svg:y="6.013cm" presentation:class="outline" presentation:user-transformed="true">
          <draw:text-box>
            <text:list text:style-name="L2">
              <text:list-item>
                <text:p><text:span text:style-name="T5">List objects</text:span></text:p>
                <text:list>
                  <text:list-item>
                    <text:p><text:span text:style-name="T4">kubectl get nodes</text:span></text:p>
                  </text:list-item>
                  <text:list-item>
                    <text:p><text:span text:style-name="T4">kubectl get namespaces</text:span></text:p>
                  </text:list-item>
                  <text:list-item>
                    <text:p><text:span text:style-name="T4">kubectl get pods</text:span></text:p>
                  </text:list-item>
                  <text:list-item>
                    <text:p><text:span text:style-name="T4">kubectl get pods –all-namespaces</text:span></text:p>
                  </text:list-item>
                  <text:list-item>
                    <text:p><text:span text:style-name="T4">kubectl get po -A</text:span></text:p>
                  </text:list-item>
                </text:list>
              </text:list-item>
              <text:list-item>
                <text:p><text:span text:style-name="T5">List all the types of object in K8S</text:span></text:p>
                <text:list>
                  <text:list-item>
                    <text:p><text:span text:style-name="T4">kubectl api-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Inspect Cluster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5">Short Names</text:span></text:p>
                <text:list>
                  <text:list-item>
                    <text:p><text:span text:style-name="T4">kubectl get no mit-control-plane</text:span></text:p>
                  </text:list-item>
                </text:list>
              </text:list-item>
              <text:list-item>
                <text:p><text:span text:style-name="T5">Detailed views</text:span></text:p>
                <text:list>
                  <text:list-item>
                    <text:p><text:span text:style-name="T4">kubectl get no -o wide</text:span></text:p>
                  </text:list-item>
                  <text:list-item>
                    <text:p><text:span text:style-name="T4">kubectl get no mit-control-plane -o yaml</text:span></text:p>
                  </text:list-item>
                  <text:list-item>
                    <text:p><text:span text:style-name="T4">kubectl describe no mit-control-pl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Inspect Cluster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5">Metadata</text:span></text:p>
                <text:list>
                  <text:list-item>
                    <text:p><text:span text:style-name="T4">Name, Namespace, Labels, Annotations</text:span></text:p>
                  </text:list-item>
                </text:list>
              </text:list-item>
              <text:list-item>
                <text:p><text:span text:style-name="T5">Spec</text:span></text:p>
                <text:list>
                  <text:list-item>
                    <text:p><text:span text:style-name="T4">Specific to type of object</text:span></text:p>
                  </text:list-item>
                </text:list>
              </text:list-item>
              <text:list-item>
                <text:p><text:span text:style-name="T5">Status</text:span></text:p>
                <text:list>
                  <text:list-item>
                    <text:p><text:span text:style-name="T4">Reflects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Deployments</text:p>
          </draw:text-box>
        </draw:frame>
        <draw:frame presentation:style-name="pr9" draw:text-style-name="P5" draw:layer="layout" svg:width="25.199cm" svg:height="14.231cm" svg:x="1.4cm" svg:y="6.013cm" presentation:class="outline" presentation:user-transformed="true">
          <draw:text-box>
            <text:list text:style-name="L2">
              <text:list-item>
                <text:p><text:span text:style-name="T5">Setup Yaml file and apply it</text:span></text:p>
                <text:list>
                  <text:list-item>
                    <text:p><text:span text:style-name="T4">kubectl apply -f webserver.yaml</text:span></text:p>
                  </text:list-item>
                </text:list>
              </text:list-item>
              <text:list-item>
                <text:p><text:span text:style-name="T5">Connect a pod's port to the host machine</text:span></text:p>
                <text:list>
                  <text:list-item>
                    <text:p><text:span text:style-name="T4">kubectl port-forward &lt;pod&gt; 30001:80</text:span></text:p>
                  </text:list-item>
                  <text:list-item>
                    <text:p><text:span text:style-name="T4">curl http://localhost:30001</text:span></text:p>
                  </text:list-item>
                </text:list>
              </text:list-item>
              <text:list-item>
                <text:p><text:span text:style-name="T5">Edit the deployment – set replicas to 2</text:span></text:p>
                <text:list>
                  <text:list-item>
                    <text:p><text:span text:style-name="T4">kubectl edit deployment web-server</text:span></text:p>
                  </text:list-item>
                </text:list>
              </text:list-item>
              <text:list-item>
                <text:p><text:span text:style-name="T5">Run another executable in the pod</text:span></text:p>
                <text:list>
                  <text:list-item>
                    <text:p><text:span text:style-name="T4">kubectl exec -ti &lt;pod&gt; -- /bin/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Cloud Registry</text:p>
          </draw:text-box>
        </draw:frame>
        <draw:frame presentation:style-name="pr9" draw:text-style-name="P5" draw:layer="layout" svg:width="25.199cm" svg:height="14.231cm" svg:x="1.4cm" svg:y="6.013cm" presentation:class="outline" presentation:user-transformed="true">
          <draw:text-box>
            <text:list text:style-name="L2">
              <text:list-item>
                <text:p><text:span text:style-name="T5">Browse to hub.docker.com, login with Google</text:span></text:p>
              </text:list-item>
              <text:list-item>
                <text:p><text:span text:style-name="T5">Create a token</text:span></text:p>
                <text:list>
                  <text:list-item>
                    <text:p><text:span text:style-name="T4">Click top-right icon</text:span></text:p>
                  </text:list-item>
                  <text:list-item>
                    <text:p><text:span text:style-name="T4">My Profile</text:span></text:p>
                  </text:list-item>
                  <text:list-item>
                    <text:p><text:span text:style-name="T4">Security</text:span></text:p>
                  </text:list-item>
                  <text:list-item>
                    <text:p><text:span text:style-name="T4">New Access Token</text:span></text:p>
                  </text:list-item>
                </text:list>
              </text:list-item>
              <text:list-item>
                <text:p><text:span text:style-name="T5">Login locally</text:span></text:p>
                <text:list>
                  <text:list-item>
                    <text:p><text:span text:style-name="T4">docker login -u &lt;usernam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MyApp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5">App with built-in webserver that shows the pod name</text:span></text:p>
                <text:list>
                  <text:list-item>
                    <text:p><text:span text:style-name="T4">./myapp-build-and-deploy.sh</text:span></text:p>
                  </text:list-item>
                </text:list>
              </text:list-item>
              <text:list-item>
                <text:p><text:span text:style-name="T5">Uses service to load-balance between instances : exposed on port 30000 on host</text:span></text:p>
                <text:list>
                  <text:list-item>
                    <text:p><text:span text:style-name="T4">kubectl create -f myapp-service.yaml</text:span></text:p>
                  </text:list-item>
                  <text:list-item>
                    <text:p><text:span text:style-name="T4">curl http://localhost:30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eadiness and Liveness</text:p>
          </draw:text-box>
        </draw:frame>
        <draw:frame presentation:style-name="pr10" draw:text-style-name="P5" draw:layer="layout" svg:width="25.199cm" svg:height="13.279cm" svg:x="1.4cm" svg:y="6.013cm" presentation:class="outline" presentation:user-transformed="true">
          <draw:text-box>
            <text:list text:style-name="L2">
              <text:list-item>
                <text:p><text:span text:style-name="T5">Readiness</text:span></text:p>
                <text:list>
                  <text:list-item>
                    <text:p><text:span text:style-name="T5">Signals that a Pod is ready to receive traffic</text:span></text:p>
                  </text:list-item>
                  <text:list-item>
                    <text:p><text:span text:style-name="T5">Controls Pod's membership to Service</text:span></text:p>
                  </text:list-item>
                  <text:list-item>
                    <text:p><text:span text:style-name="T4">curl http://localhost:30000/unready</text:span></text:p>
                  </text:list-item>
                </text:list>
              </text:list-item>
              <text:list-item>
                <text:p><text:span text:style-name="T5">Liveness</text:span></text:p>
                <text:list>
                  <text:list-item>
                    <text:p><text:span text:style-name="T5">Signals that a Pod has not hanged, and need not be restarted</text:span></text:p>
                  </text:list-item>
                  <text:list-item>
                    <text:p><text:span text:style-name="T4">curl http://localhost:30000/dead</text:span></text:p>
                  </text:list-item>
                  <text:list-item>
                    <text:p><text:span text:style-name="T4">kubectl get p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olling Upgrade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5">Continually poll the site</text:span></text:p>
                <text:list>
                  <text:list-item>
                    <text:p><text:span text:style-name="T4">./curl-like-mad.sh</text:span></text:p>
                  </text:list-item>
                </text:list>
              </text:list-item>
              <text:list-item>
                <text:p><text:span text:style-name="T5">Deploy another version</text:span></text:p>
                <text:list>
                  <text:list-item>
                    <text:p><text:span text:style-name="T4">./myapp-build-and-deploy.sh</text:span></text:p>
                  </text:list-item>
                </text:list>
              </text:list-item>
              <text:list-item>
                <text:p><text:span text:style-name="T5">Ensure there is no interruption to communication during upgra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Blue Lines and Gradients</dc:title>
    <dc:description>Presentation Layout Template</dc:description>
    <meta:creation-date>2023-11-05T11:13:47.03</meta:creation-date>
    <dc:language>en-US</dc:language>
    <meta:editing-cycles>56</meta:editing-cycles>
    <meta:editing-duration>P1DT4H2M51S</meta:editing-duration>
    <meta:initial-creator>Warren Hodgkinson</meta:initial-creator>
    <dc:date>2023-11-28T09:31:02.70</dc:date>
    <dc:creator>Warren Hodgkinson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Program%20Files%20(x86)/OpenOffice%204/share/template/en-US/layout/lyt-bluelinesgrad.otp" meta:date="2019-01-24T12:24:17.61"/>
  </office:meta>
</office:document-meta>
</file>